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6A677315EE7362949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131cm" fo:min-width="11.292cm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848cm" fo:min-width="10.352cm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5" style:family="graphic" style:parent-style-name="Objekt_20_ohne_20_Füllung_20_und_20_Lini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1.131cm" fo:min-width="11.292cm"/>
    </style:style>
    <style:style style:name="gr7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0.92cm" fo:min-width="8.29cm"/>
    </style:style>
    <style:style style:name="gr8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9" style:family="graphic" style:parent-style-name="Objekt_20_ohne_20_Füllung_20_und_20_Linie_5f_3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1.131cm" fo:min-width="11.292cm"/>
    </style:style>
    <style:style style:name="gr11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848cm" fo:min-width="10.352cm"/>
    </style:style>
    <style:style style:name="gr12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13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131cm" fo:min-width="11.292cm"/>
    </style:style>
    <style:style style:name="gr15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0.848cm" fo:min-width="9.98cm"/>
    </style:style>
    <style:style style:name="gr16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3.389cm" fo:min-width="0cm"/>
    </style:style>
    <style:style style:name="gr17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131cm" fo:min-width="11.292cm"/>
    </style:style>
    <style:style style:name="gr19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0.848cm" fo:min-width="7.292cm"/>
    </style:style>
    <style:style style:name="gr20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3.389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Handlee"/>
    </style:style>
    <style:style style:name="P3" style:family="paragraph">
      <loext:graphic-properties draw:fill="none" draw:fill-color="#ffffff"/>
      <style:text-properties style:font-name="Handlee" fo:font-size="32pt" fo:font-weight="bold"/>
    </style:style>
    <style:style style:name="P4" style:family="paragraph">
      <style:paragraph-properties fo:text-align="center"/>
      <style:text-properties fo:color="#333333" style:font-name="Josefin Sans" fo:font-size="26pt"/>
    </style:style>
    <style:style style:name="P5" style:family="paragraph">
      <loext:graphic-properties draw:fill="none" draw:fill-color="#ffffff"/>
      <style:paragraph-properties fo:text-align="center"/>
      <style:text-properties fo:color="#333333" style:font-name="Josefin Sans" fo:font-size="26pt"/>
    </style:style>
    <style:style style:name="P6" style:family="paragraph">
      <style:paragraph-properties fo:text-align="center"/>
      <style:text-properties fo:color="#333333" style:font-name="Josefin Sans"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center"/>
      <style:text-properties fo:color="#333333" style:font-name="Josefin Sans" fo:font-size="26pt" style:font-size-asian="26pt" style:font-size-complex="26pt"/>
    </style:style>
    <style:style style:name="P8" style:family="paragraph">
      <style:text-properties style:font-name="Handlee" fo:font-size="32pt"/>
    </style:style>
    <style:style style:name="P9" style:family="paragraph">
      <loext:graphic-properties draw:fill="none" draw:fill-color="#ffffff"/>
      <style:text-properties style:font-name="Lato Medium" fo:font-size="32pt" fo:font-weight="bold"/>
    </style:style>
    <style:style style:name="P10" style:family="paragraph">
      <loext:graphic-properties draw:fill="none" draw:fill-color="#ffffff"/>
      <style:paragraph-properties fo:text-align="center"/>
      <style:text-properties style:font-name="Lato Medium" fo:font-size="24pt"/>
    </style:style>
    <style:style style:name="P11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color="#009688" style:font-name="Handlee" fo:font-size="32pt" fo:font-weight="bold" style:font-size-asian="32pt" style:font-size-complex="32pt"/>
    </style:style>
    <style:style style:name="T2" style:family="text">
      <style:text-properties style:font-name="Josefin Sans" style:font-size-asian="32pt" style:font-size-complex="32pt"/>
    </style:style>
    <style:style style:name="T3" style:family="text">
      <style:text-properties fo:color="#333333" style:font-name="Josefin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33" style:font-name="Josefin Sans" fo:font-size="26pt" style:font-size-asian="26pt" style:font-size-complex="26pt"/>
    </style:style>
    <style:style style:name="T5" style:family="text">
      <style:text-properties fo:color="#009688" style:font-name="Lato Medium" fo:font-size="32pt" fo:font-weight="bold" style:font-size-asian="32pt" style:font-size-complex="32pt"/>
    </style:style>
    <style:style style:name="T6" style:family="text">
      <style:text-properties fo:color="#009688" style:font-name="Lato Medium" fo:font-size="24pt" style:font-size-asian="32pt" style:font-size-complex="32pt"/>
    </style:style>
    <style:style style:name="T7" style:family="text">
      <style:text-properties fo:color="#009688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" draw:text-style-name="P3" draw:layer="layout" svg:width="11.89cm" svg:height="1.758cm" svg:x="4.604cm" svg:y="3.501cm">
          <draw:text-box>
            <text:p text:style-name="P2"><text:span text:style-name="T1">MBSR 8-Wochen-Kurs</text:span></text:p>
          </draw:text-box>
        </draw:frame>
        <draw:frame draw:style-name="gr3" draw:text-style-name="P5" draw:layer="layout" svg:width="11.856cm" svg:height="1.17cm" svg:x="4.572cm" svg:y="5.902cm">
          <draw:text-box>
            <text:p text:style-name="P4"><text:span text:style-name="T2">Orientierungsveranstaltung</text:span></text:p>
          </draw:text-box>
        </draw:frame>
        <draw:frame draw:style-name="gr4" draw:text-style-name="P7" draw:layer="layout" svg:width="10.244cm" svg:height="5.765cm" svg:x="5.556cm" svg:y="22.858cm">
          <draw:text-box>
            <text:p text:style-name="P6"><text:span text:style-name="T3">Michael Zimmermann</text:span><text:span text:style-name="T3"><text:line-break/></text:span><text:span text:style-name="T4">MBSR-Train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bsr.ml-zn.de</text:span></text:p>
          </draw:text-box>
        </draw:frame>
      </draw:page>
      <draw:page draw:name="page2" draw:style-name="dp1" draw:master-page-name="Standard">
        <draw:frame draw:style-name="gr5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6" draw:text-style-name="P3" draw:layer="layout" svg:width="11.89cm" svg:height="1.758cm" svg:x="4.604cm" svg:y="3.501cm">
          <draw:text-box>
            <text:p text:style-name="P8"><text:span text:style-name="T1">MBSR 8-Wochen-Kurs</text:span></text:p>
          </draw:text-box>
        </draw:frame>
        <draw:frame draw:style-name="gr7" draw:text-style-name="P5" draw:layer="layout" svg:width="8.79cm" svg:height="1.17cm" svg:x="6.105cm" svg:y="5.902cm">
          <draw:text-box>
            <text:p text:style-name="P4"><text:span text:style-name="T2">Leitfaden Kursleiter</text:span></text:p>
          </draw:text-box>
        </draw:frame>
        <draw:frame draw:style-name="gr8" draw:text-style-name="P7" draw:layer="layout" svg:width="10.244cm" svg:height="5.765cm" svg:x="5.556cm" svg:y="22.858cm">
          <draw:text-box>
            <text:p text:style-name="P6"><text:span text:style-name="T3">Michael Zimmermann</text:span><text:span text:style-name="T3"><text:line-break/></text:span><text:span text:style-name="T4">MBSR-Train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bsr.ml-zn.de</text:span></text:p>
          </draw:text-box>
        </draw:frame>
      </draw:page>
      <draw:page draw:name="page3" draw:style-name="dp1" draw:master-page-name="Standard">
        <draw:frame draw:style-name="gr9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0" draw:text-style-name="P3" draw:layer="layout" svg:width="11.89cm" svg:height="1.758cm" svg:x="4.604cm" svg:y="3.501cm">
          <draw:text-box>
            <text:p text:style-name="P2"><text:span text:style-name="T1">MBSR </text:span><text:span text:style-name="T1">8-</text:span><text:span text:style-name="T1">Wochen-</text:span><text:span text:style-name="T1">Kurs</text:span></text:p>
          </draw:text-box>
        </draw:frame>
        <draw:frame draw:style-name="gr11" draw:text-style-name="P5" draw:layer="layout" svg:width="11.581cm" svg:height="1.17cm" svg:x="4.71cm" svg:y="5.902cm">
          <draw:text-box>
            <text:p text:style-name="P4"><text:span text:style-name="T2">Kursunterl</text:span><text:span text:style-name="T2">agen </text:span><text:span text:style-name="T2">Teilnehmer</text:span></text:p>
          </draw:text-box>
        </draw:frame>
        <draw:frame draw:style-name="gr12" draw:text-style-name="P7" draw:layer="layout" svg:width="10.244cm" svg:height="5.765cm" svg:x="5.556cm" svg:y="22.858cm">
          <draw:text-box>
            <text:p text:style-name="P6"><text:span text:style-name="T3">Michael Zimmermann</text:span><text:span text:style-name="T3"><text:line-break/></text:span><text:span text:style-name="T4">MBSR-Train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bsr.ml-zn.de</text:span></text:p>
          </draw:text-box>
        </draw:frame>
      </draw:page>
      <draw:page draw:name="page4" draw:style-name="dp1" draw:master-page-name="Standard">
        <draw:frame draw:style-name="gr13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4" draw:text-style-name="P9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15" draw:text-style-name="P10" draw:layer="layout" svg:width="10.493cm" svg:height="1.267cm" svg:x="5.26cm" svg:y="5.902cm">
          <draw:text-box>
            <text:p text:style-name="P1"><text:span text:style-name="T6">Kursunterlagen Teilnehmer</text:span></text:p>
          </draw:text-box>
        </draw:frame>
        <draw:frame draw:style-name="gr16" draw:text-style-name="P11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  <draw:page draw:name="page5" draw:style-name="dp1" draw:master-page-name="Standard">
        <draw:frame draw:style-name="gr17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8" draw:text-style-name="P9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19" draw:text-style-name="P10" draw:layer="layout" svg:width="7.805cm" svg:height="1.267cm" svg:x="6.604cm" svg:y="5.902cm">
          <draw:text-box>
            <text:p text:style-name="P1"><text:span text:style-name="T6">Leitfaden Kursleiter</text:span></text:p>
          </draw:text-box>
        </draw:frame>
        <draw:frame draw:style-name="gr20" draw:text-style-name="P11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  <style:style style:name="Standard_5f_3_5f_2" style:display-name="Standard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2" style:display-name="Objekt ohne Füllung und Linie_3_2" style:family="graphic" style:parent-style-name="Standard_5f_3_5f_2">
      <style:graphic-properties draw:stroke="none" draw:fill="none"/>
    </style:style>
    <style:style style:name="Standard_5f_3_5f_3" style:display-name="Standard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3" style:display-name="Objekt ohne Füllung und Linie_3_3" style:family="graphic" style:parent-style-name="Standard_5f_3_5f_3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20:46:32.128088752</meta:creation-date>
    <dc:date>2019-01-05T14:07:33.610784607</dc:date>
    <meta:editing-duration>PT1H44M14S</meta:editing-duration>
    <meta:editing-cycles>18</meta:editing-cycles>
    <meta:generator>LibreOffice/6.1.2.1$Linux_X86_64 LibreOffice_project/10$Build-1</meta:generator>
    <meta:document-statistic meta:object-count="20"/>
  </office:meta>
</office:document-meta>
</file>